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9.88mm"/>
    </style:style>
    <style:style style:name="co8" style:family="table-column">
      <style:table-column-properties fo:break-before="auto" style:column-width="19.6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pologia</text:p>
          </table:table-cell>
          <table:table-cell office:value-type="string" calcext:value-type="string">
            <text:p>genere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bagno</text:p>
          </table:table-cell>
          <table:table-cell office:value-type="string" calcext:value-type="string">
            <text:p>cucina</text:p>
          </table:table-cell>
          <table:table-cell office:value-type="string" calcext:value-type="string">
            <text:p>salotto</text:p>
          </table:table-cell>
          <table:table-cell office:value-type="string" calcext:value-type="string">
            <text:p>balcon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range euro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425-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550-5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550-5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logni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Galva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650-6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rgo Panig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rtice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pigh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lognin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Ruffill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sta Saragozz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425-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rticel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pigh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ar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o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lva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l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Ruffill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525-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rticel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550-5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Ruffill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pigh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425-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425-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rtice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lvan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on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logni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75-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75-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lognin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logni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ol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m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zzin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sta Saragozz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lpigh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lpigh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75-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Galvan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Galva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lpigh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pigh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ll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lpigh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pigh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lva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7">00/00/0000</text:date>, <text:time style:data-style-name="N2" text:time-value="11:14:56.77948465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1:34:22.585826219</meta:creation-date>
    <meta:generator>LibreOffice/5.1.6.2$Linux_X86_64 LibreOffice_project/10m0$Build-2</meta:generator>
    <dc:date>2020-08-27T11:19:49.203374415</dc:date>
    <meta:editing-duration>PT9H52S</meta:editing-duration>
    <meta:editing-cycles>60</meta:editing-cycles>
    <meta:document-statistic meta:table-count="1" meta:cell-count="1809" meta:object-count="0"/>
  </office:meta>
</office:document-meta>
</file>